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200%"/>
      <style:text-properties fo:font-size="16pt" style:font-size-asian="16pt" style:font-size-complex="16pt" fo:language="en" fo:country="GB"/>
    </style:style>
    <style:style style:name="P2" style:parent-style-name="Normal" style:family="paragraph">
      <style:paragraph-properties fo:line-height="250%" fo:text-indent="0.4916in"/>
      <style:text-properties fo:language="en" fo:country="GB"/>
    </style:style>
    <style:style style:name="P3" style:parent-style-name="Normal" style:family="paragraph">
      <style:paragraph-properties fo:line-height="250%" fo:text-indent="0.4916in"/>
      <style:text-properties fo:language="en" fo:country="GB"/>
    </style:style>
    <style:style style:name="P4" style:parent-style-name="Normal" style:family="paragraph">
      <style:paragraph-properties fo:line-height="250%" fo:text-indent="0.4916in"/>
    </style:style>
    <style:style style:name="T5" style:parent-style-name="Policepardéfaut" style:family="text">
      <style:text-properties fo:language="en" fo:country="GB"/>
    </style:style>
    <style:style style:name="T6" style:parent-style-name="Policepardéfaut" style:family="text">
      <style:text-properties fo:language="en" fo:country="GB"/>
    </style:style>
  </office:automatic-styles>
  <office:body>
    <office:text text:use-soft-page-breaks="true">
      <text:p text:style-name="P1">Automatic placement of<text:s/>a satellite dish</text:p>
      <text:p text:style-name="P2">The aim of the project<text:s/>is to reduce the time placement of the satellite dish.<text:s/>A lot of work was already done<text:s/>two other groups from previous years,<text:s/>but it was not completely functional,<text:s/>we had to extract from this all the working things.</text:p>
      <text:p text:style-name="P3">To control the satellite dish, we use a human machine interface programmed (HMI) by Alrick. He used the HMI from<text:s/>the first group who has worked on the project and next, he has designed a new one with some changes to improve the user experience. The HMI is fixed on a box, this box contains the screen, the raspberry Pi and a motherboard. Before<text:s/>all<text:s/>the components of this box were connected with wire designed just to make tests, and every time these wires detach themselves. So, Jan make a new motherboard with connectors.<text:s/>Valentin and Jan studied all of code who were already<text:s/>written,<text:s/>and they fixed issues. The first one that we had to face, was that the plugging position had an impact on our system, if someone plugged our GPS instead of the rotor controller<text:s/>it cannot worked. But now it doesn’t matter, and the user can make a mistake and it will be without consequences for him. Antonin has created an enslavement algorithm who allow the satellite dish to place himself in function of the signal received.</text:p>
      <text:p text:style-name="P4"><text:span text:style-name="T5"><text:s text:c="3"/></text:span><text:span text:style-name="T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n Barillec</meta:initial-creator>
    <dc:creator>Jan Barillec</dc:creator>
    <meta:creation-date>2020-03-08T14:32:00Z</meta:creation-date>
    <dc:date>2020-03-08T15:52:00Z</dc:date>
    <meta:template xlink:href="Normal" xlink:type="simple"/>
    <meta:editing-cycles>4</meta:editing-cycles>
    <meta:editing-duration>PT4680S</meta:editing-duration>
    <meta:document-statistic meta:page-count="1" meta:paragraph-count="2" meta:word-count="199" meta:character-count="1293" meta:row-count="9" meta:non-whitespace-character-count="1096"/>
  </office:meta>
</office:document-meta>
</file>